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2" style:family="paragraph" style:parent-style-name="Standard">
      <loext:graphic-properties draw:fill="none"/>
      <style:paragraph-properties fo:margin-left="-0.792cm" fo:margin-right="0cm" fo:margin-top="0.161cm" fo:margin-bottom="0cm" style:contextual-spacing="false" fo:line-height="100%" fo:text-align="center" style:justify-single-word="false" fo:orphans="0" fo:widows="0" fo:text-indent="0cm" style:auto-text-indent="false" fo:background-color="transparent" fo:padding="0cm" fo:border="none"/>
      <style:text-properties fo:color="#1c1c1c" loext:opacity="100%" officeooo:paragraph-rsid="001e4614"/>
    </style:style>
    <style:style style:name="P3"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4" style:family="paragraph" style:parent-style-name="Heading_20_1">
      <style:paragraph-properties fo:text-align="start" style:justify-single-word="false"/>
      <style:text-properties fo:color="#1c1c1c" loext:opacity="100%" style:font-name="Times New Roman" fo:font-size="15pt" officeooo:paragraph-rsid="0023c34e" style:font-name-asian="Calibri" style:font-size-asian="11.5pt" style:font-name-complex="Calibri" style:font-size-complex="11.5pt"/>
    </style:style>
    <style:style style:name="P5" style:family="paragraph" style:parent-style-name="Heading_20_1">
      <style:text-properties fo:color="#1c1c1c" loext:opacity="100%" officeooo:paragraph-rsid="0023c34e"/>
    </style:style>
    <style:style style:name="P6" style:family="paragraph">
      <loext:graphic-properties draw:fill="solid" draw:fill-color="#ffffff"/>
      <style:paragraph-properties fo:text-align="start"/>
      <style:text-properties fo:font-size="18pt"/>
    </style:style>
    <style:style style:name="P7" style:family="paragraph" style:parent-style-name="Heading_20_1">
      <style:text-properties fo:color="#1c1c1c" loext:opacity="100%" fo:font-size="12pt" fo:font-weight="normal" officeooo:paragraph-rsid="0023c34e" style:font-size-asian="12pt" style:font-weight-asian="normal" style:font-size-complex="12pt" style:font-weight-complex="normal"/>
    </style:style>
    <style:style style:name="P8"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23c34e" style:font-size-asian="12pt" style:font-weight-asian="bold" style:font-size-complex="12pt" style:font-weight-complex="bold"/>
    </style:style>
    <style:style style:name="P9"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23c34e" style:font-size-asian="12pt" style:font-size-complex="12pt"/>
    </style:style>
    <style:style style:name="P10"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rsid="00118f73" officeooo:paragraph-rsid="0023c34e" style:font-name-asian="Calibri" style:font-size-asian="12pt" style:font-weight-asian="bold" style:font-name-complex="Calibri" style:font-size-complex="12pt" style:font-weight-complex="bold"/>
    </style:style>
    <style:style style:name="P11"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23c34e" style:font-size-asian="12pt" style:font-weight-asian="normal" style:font-size-complex="12pt" style:font-weight-complex="normal"/>
    </style:style>
    <style:style style:name="P12"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23c34e" style:font-size-asian="12pt" style:font-weight-asian="normal" style:font-size-complex="12pt" style:font-weight-complex="normal"/>
    </style:style>
    <style:style style:name="P13"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23c34e" style:font-size-asian="12pt" style:font-size-complex="12pt"/>
    </style:style>
    <style:style style:name="P14" style:family="paragraph" style:parent-style-name="Standard" style:list-style-name="L2">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23c34e" style:font-size-asian="12pt" style:font-size-complex="12pt"/>
    </style:style>
    <style:style style:name="P15" style:family="paragraph" style:parent-style-name="Standard" style:list-style-name="L2">
      <style:paragraph-properties fo:margin-top="0.019cm" fo:margin-bottom="0cm" style:contextual-spacing="false" fo:line-height="100%">
        <style:tab-stops>
          <style:tab-stop style:position="16.738cm"/>
        </style:tab-stops>
      </style:paragraph-properties>
      <style:text-properties fo:color="#1c1c1c" loext:opacity="100%" officeooo:paragraph-rsid="0023c34e"/>
    </style:style>
    <style:style style:name="P1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paragraph-rsid="00027386" style:font-name-asian="Calibri" style:font-size-asian="11pt" style:font-weight-asian="bold" style:font-name-complex="Calibri" style:font-size-complex="11pt" style:font-weight-complex="bold"/>
    </style:style>
    <style:style style:name="P1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027386"/>
    </style:style>
    <style:style style:name="P1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19"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20"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2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4b107"/>
    </style:style>
    <style:style style:name="P22"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size="15pt" fo:font-weight="bold" officeooo:rsid="002ba1e6" officeooo:paragraph-rsid="002ba1e6" style:font-size-asian="15pt" style:font-weight-asian="bold" style:font-size-complex="15pt" style:font-weight-complex="bold"/>
    </style:style>
    <style:style style:name="P23"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2ba1e6"/>
    </style:style>
    <style:style style:name="P24"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2ba1e6"/>
    </style:style>
    <style:style style:name="P2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rsid="002ba1e6" officeooo:paragraph-rsid="002ba1e6" style:font-weight-asian="bold" style:font-weight-complex="bold"/>
    </style:style>
    <style:style style:name="P26"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2ba1e6" style:font-weight-asian="bold" style:font-weight-complex="bold"/>
    </style:style>
    <style:style style:name="P27"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2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29"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30" style:family="paragraph" style:parent-style-name="Standard" style:list-style-name="L3">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31" style:family="paragraph" style:parent-style-name="Standard" style:list-style-name="L3">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normal" officeooo:rsid="0010f339" officeooo:paragraph-rsid="0010f339" style:font-name-asian="Calibri" style:font-size-asian="12pt" style:font-weight-asian="normal" style:font-name-complex="Calibri" style:font-size-complex="12pt" style:font-weight-complex="normal"/>
    </style:style>
    <style:style style:name="P32" style:family="paragraph" style:parent-style-name="Standard" style:list-style-name="L4">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33" style:family="paragraph" style:parent-style-name="Standard" style:list-style-name="L4">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normal" officeooo:rsid="001142a7" officeooo:paragraph-rsid="001142a7" style:font-name-asian="Calibri" style:font-size-asian="12pt" style:font-weight-asian="normal" style:font-name-complex="Calibri" style:font-size-complex="12pt" style:font-weight-complex="normal"/>
    </style:style>
    <style:style style:name="P34" style:family="paragraph" style:parent-style-name="Standard" style:list-style-name="L4">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3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91068" officeooo:paragraph-rsid="00091068" style:font-name-asian="Calibri" style:font-size-asian="12pt" style:font-weight-asian="bold" style:font-name-complex="Calibri" style:font-size-complex="12pt" style:font-weight-complex="bold"/>
    </style:style>
    <style:style style:name="P36" style:family="paragraph" style:parent-style-name="Heading_20_1"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37"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38"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39"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24bc3f" officeooo:paragraph-rsid="0024bc3f" style:font-name-asian="Calibri" style:font-size-asian="12pt" style:font-weight-asian="bold" style:font-name-complex="Calibri" style:font-size-complex="12pt" style:font-weight-complex="bold"/>
    </style:style>
    <style:style style:name="P40"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24bc3f" officeooo:paragraph-rsid="0024bc3f" style:font-name-asian="Calibri" style:font-size-asian="12pt" style:font-name-complex="Calibri" style:font-size-complex="12pt"/>
    </style:style>
    <style:style style:name="P41"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4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298294" style:font-name-asian="Calibri" style:font-size-asian="12pt" style:font-style-asian="normal" style:font-weight-asian="bold" style:font-name-complex="Calibri" style:font-size-complex="12pt" style:font-weight-complex="bold"/>
    </style:style>
    <style:style style:name="P43"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027386" style:font-name-asian="Calibri" style:font-size-asian="12pt" style:font-style-asian="normal" style:font-weight-asian="bold" style:font-name-complex="Calibri" style:font-size-complex="12pt" style:font-weight-complex="bold"/>
    </style:style>
    <style:style style:name="P44"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45"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26dddd" officeooo:paragraph-rsid="0026dddd" style:font-name-asian="Calibri" style:font-size-asian="15pt" style:font-style-asian="normal" style:font-weight-asian="bold" style:font-name-complex="Calibri" style:font-size-complex="15pt" style:font-weight-complex="bold"/>
    </style:style>
    <style:style style:name="P4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4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4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25680c" style:font-name-asian="Calibri" style:font-size-asian="11pt" style:font-weight-asian="bold" style:font-name-complex="Calibri" style:font-size-complex="11pt"/>
    </style:style>
    <style:style style:name="T1"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2"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3"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027386" style:font-name-asian="Calibri" style:font-size-asian="11pt" style:font-style-asian="normal" style:font-weight-asian="normal" style:font-name-complex="Calibri" style:font-size-complex="11pt"/>
    </style:style>
    <style:style style:name="T4"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258138" style:font-name-asian="Calibri" style:font-size-asian="11pt" style:font-style-asian="normal" style:font-weight-asian="normal" style:font-name-complex="Calibri" style:font-size-complex="11pt"/>
    </style:style>
    <style:style style:name="T5" style:family="text">
      <style:text-properties fo:font-variant="normal" fo:text-transform="none" style:text-line-through-style="none" style:text-line-through-type="none" style:text-position="0% 100%" fo:font-size="13pt" fo:font-style="normal" style:text-underline-style="none" fo:font-weight="normal" officeooo:rsid="000d5d68"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3pt" fo:font-style="normal" style:text-underline-style="none" fo:font-weight="norm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8" style:family="text">
      <style:text-properties style:font-name="Times New Roman" fo:font-weight="bold" officeooo:rsid="00213768" style:font-name-asian="Calibri" style:font-weight-asian="bold" style:font-name-complex="Calibri" style:font-weight-complex="bold"/>
    </style:style>
    <style:style style:name="T9" style:family="text">
      <style:text-properties style:font-name="Times New Roman" fo:font-weight="bold" officeooo:rsid="004a3d51" style:font-name-asian="Calibri" style:font-weight-asian="bold" style:font-name-complex="Calibri" style:font-weight-complex="bold"/>
    </style:style>
    <style:style style:name="T10" style:family="text">
      <style:text-properties style:font-name="Times New Roman" officeooo:rsid="00213768" style:font-name-asian="Calibri" style:font-name-complex="Calibri"/>
    </style:style>
    <style:style style:name="T11" style:family="text">
      <style:text-properties style:font-name="Times New Roman" officeooo:rsid="0043bb16" style:font-name-asian="Calibri" style:font-name-complex="Calibri"/>
    </style:style>
    <style:style style:name="T12" style:family="text">
      <style:text-properties style:font-name="Times New Roman" officeooo:rsid="00118f73" style:font-name-asian="Calibri" style:font-name-complex="Calibri"/>
    </style:style>
    <style:style style:name="T13" style:family="text">
      <style:text-properties fo:font-weight="normal" officeooo:rsid="00118f73" style:font-name-asian="Calibri" style:font-weight-asian="normal" style:font-name-complex="Calibri" style:font-weight-complex="normal"/>
    </style:style>
    <style:style style:name="T14" style:family="text">
      <style:text-properties fo:font-weight="normal" officeooo:rsid="004787bf" style:font-name-asian="Calibri" style:font-weight-asian="normal" style:font-name-complex="Calibri" style:font-weight-complex="normal"/>
    </style:style>
    <style:style style:name="T15"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16"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17"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18"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19"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20"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style>
    <style:style style:name="T22" style:family="text">
      <style:text-properties officeooo:rsid="00118f73" style:font-name-asian="Calibri" style:font-name-complex="Calibri"/>
    </style:style>
    <style:style style:name="T23" style:family="text">
      <style:text-properties style:font-name-asian="Calibri" style:font-name-complex="Calibri"/>
    </style:style>
    <style:style style:name="T24" style:family="text">
      <style:text-properties officeooo:rsid="004c6c26" style:font-name-asian="Calibri" style:font-name-complex="Calibri"/>
    </style:style>
    <style:style style:name="T25" style:family="text">
      <style:text-properties officeooo:rsid="001cc991" style:font-name-asian="Calibri" style:font-name-complex="Calibri"/>
    </style:style>
    <style:style style:name="T26" style:family="text">
      <style:text-properties style:font-name="Times New Roman" officeooo:rsid="004787bf" style:font-name-asian="Calibri" style:font-name-complex="Calibri"/>
    </style:style>
    <style:style style:name="T27" style:family="text">
      <style:text-properties style:font-name="Times New Roman" fo:font-weight="normal" officeooo:rsid="0043bb16" style:font-name-asian="Calibri" style:font-weight-asian="normal" style:font-name-complex="Calibri" style:font-weight-complex="normal"/>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30" style:family="text">
      <style:text-properties style:font-name="Times New Roman" fo:font-weight="normal" officeooo:rsid="00118f73" style:font-name-asian="Calibri" style:font-weight-asian="normal" style:font-name-complex="Calibri" style:font-weight-complex="normal"/>
    </style:style>
    <style:style style:name="T31"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32"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33"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34"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35"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36"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7"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38"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0e57cd" style:font-name-asian="Calibri" style:font-size-asian="12pt" style:font-style-asian="normal" style:font-weight-asian="bold" style:font-name-complex="Calibri" style:font-size-complex="12pt" style:font-weight-complex="bold"/>
    </style:style>
    <style:style style:name="T39"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e57cd" style:font-name-asian="Calibri" style:font-size-asian="12pt" style:font-style-asian="normal" style:font-weight-asian="normal" style:font-name-complex="Calibri" style:font-size-complex="12pt"/>
    </style:style>
    <style:style style:name="T40"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41"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8b5f4" style:font-name-asian="Calibri" style:font-size-asian="12pt" style:font-style-asian="normal" style:font-weight-asian="normal" style:font-name-complex="Calibri" style:font-size-complex="12pt"/>
    </style:style>
    <style:style style:name="T42" style:family="text">
      <style:text-properties fo:color="#1c1c1c" loext:opacity="100%" style:font-name="Times New Roman" fo:font-size="15pt" officeooo:rsid="002428c8" style:font-name-asian="Calibri" style:font-size-asian="11pt" style:font-name-complex="Calibri" style:font-size-complex="11pt"/>
    </style:style>
    <style:style style:name="T43"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44" style:family="text">
      <style:text-properties fo:color="#1c1c1c" loext:opacity="100%" style:font-name="Times New Roman" fo:font-size="15pt" fo:font-weight="bold" officeooo:rsid="002ba1e6" style:font-name-asian="Calibri" style:font-size-asian="15pt" style:font-weight-asian="bold" style:font-name-complex="Calibri" style:font-size-complex="15pt" style:font-weight-complex="bold"/>
    </style:style>
    <style:style style:name="T45" style:family="text">
      <style:text-properties fo:color="#800000" loext:opacity="100%" style:font-name="Times New Roman" fo:font-size="15pt" fo:font-weight="bold" officeooo:rsid="002ba1e6" style:font-name-asian="Calibri" style:font-size-asian="15pt" style:font-weight-asian="bold" style:font-name-complex="Calibri" style:font-size-complex="15pt" style:font-weight-complex="bold"/>
    </style:style>
    <style:style style:name="T46"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47"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48"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49"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50"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51"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52"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53"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54"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55"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56" style:family="text">
      <style:text-properties fo:font-weight="bold" style:font-weight-asian="bold" style:font-weight-complex="bold"/>
    </style:style>
    <style:style style:name="T57" style:family="text">
      <style:text-properties fo:font-weight="normal" officeooo:rsid="0004b107" style:font-weight-asian="normal" style:font-weight-complex="normal"/>
    </style:style>
    <style:style style:name="T58" style:family="text">
      <style:text-properties officeooo:rsid="0004b107"/>
    </style:style>
    <style:style style:name="T59" style:family="text">
      <style:text-properties fo:font-weight="bold" officeooo:rsid="0004b107" style:font-weight-asian="bold" style:font-weight-complex="bold"/>
    </style:style>
    <style:style style:name="T60" style:family="text">
      <style:text-properties fo:font-weight="bold" officeooo:rsid="0003e93f" style:font-weight-asian="bold" style:font-weight-complex="bold"/>
    </style:style>
    <style:style style:name="T61" style:family="text">
      <style:text-properties officeooo:rsid="00028742"/>
    </style:style>
    <style:style style:name="T62" style:family="text">
      <style:text-properties fo:font-weight="bold" officeooo:rsid="00028742" style:font-weight-asian="bold" style:font-weight-complex="bold"/>
    </style:style>
    <style:style style:name="T63" style:family="text">
      <style:text-properties fo:font-weight="bold" officeooo:rsid="0002e653" style:font-weight-asian="bold" style:font-weight-complex="bold"/>
    </style:style>
    <style:style style:name="T64" style:family="text">
      <style:text-properties fo:font-weight="normal" officeooo:rsid="00258138" style:font-weight-asian="normal" style:font-weight-complex="normal"/>
    </style:style>
    <style:style style:name="T65" style:family="text">
      <style:text-properties officeooo:rsid="00258138"/>
    </style:style>
    <style:style style:name="T66" style:family="text">
      <style:text-properties fo:color="#1c1c1c" loext:opacity="100%" style:font-name="Times New Roman" fo:font-size="12pt" fo:font-weight="normal" officeooo:rsid="002ba1e6" style:font-name-asian="Calibri" style:font-size-asian="12pt" style:font-weight-asian="normal" style:font-name-complex="Calibri" style:font-size-complex="12pt" style:font-weight-complex="normal"/>
    </style:style>
    <style:style style:name="T67" style:family="text">
      <style:text-properties fo:color="#1c1c1c" loext:opacity="100%" style:font-name="Times New Roman" fo:font-size="12pt" fo:font-weight="bold" officeooo:rsid="002ba1e6" style:font-name-asian="Calibri" style:font-size-asian="12pt" style:font-weight-asian="bold" style:font-name-complex="Calibri" style:font-size-complex="12pt" style:font-weight-complex="bold"/>
    </style:style>
    <style:style style:name="T68" style:family="text">
      <style:text-properties fo:color="#1c1c1c" loext:opacity="100%" style:font-name="Times New Roman" fo:font-size="12pt" officeooo:rsid="002ba1e6" style:font-name-asian="Calibri" style:font-size-asian="12pt" style:font-name-complex="Calibri" style:font-size-complex="12pt"/>
    </style:style>
    <style:style style:name="T69" style:family="text">
      <style:text-properties fo:color="#1c1c1c" loext:opacity="100%" style:font-name="Times New Roman" fo:font-size="12pt" style:font-name-asian="Calibri" style:font-size-asian="12pt" style:font-name-complex="Calibri" style:font-size-complex="12pt"/>
    </style:style>
    <style:style style:name="T70" style:family="text">
      <style:text-properties fo:font-weight="normal" style:font-weight-asian="normal" style:font-weight-complex="normal"/>
    </style:style>
    <style:style style:name="T71" style:family="text">
      <style:text-properties fo:color="#1c1c1c" loext:opacity="100%" style:font-name="Times New Roman" fo:font-size="15pt" officeooo:rsid="0035f554" style:font-name-asian="Calibri" style:font-size-asian="11pt" style:font-name-complex="Calibri" style:font-size-complex="11pt"/>
    </style:style>
    <style:style style:name="T72" style:family="text">
      <style:text-properties fo:font-weight="normal" officeooo:rsid="001071e8" style:font-weight-asian="normal" style:font-weight-complex="normal"/>
    </style:style>
    <style:style style:name="T73" style:family="text">
      <style:text-properties fo:font-weight="normal" officeooo:rsid="0010f339" style:font-weight-asian="normal" style:font-weight-complex="normal"/>
    </style:style>
    <style:style style:name="T74" style:family="text">
      <style:text-properties officeooo:rsid="001142a7"/>
    </style:style>
    <style:style style:name="T75" style:family="text">
      <style:text-properties officeooo:rsid="0017cc84"/>
    </style:style>
    <style:style style:name="T76" style:family="text">
      <style:text-properties officeooo:rsid="00545585"/>
    </style:style>
    <style:style style:name="T77" style:family="text">
      <style:text-properties officeooo:rsid="0039c5a4"/>
    </style:style>
    <style:style style:name="T78" style:family="text">
      <style:text-properties fo:font-weight="bold" officeooo:rsid="0039c5a4" style:font-weight-asian="bold" style:font-weight-complex="bold"/>
    </style:style>
    <style:style style:name="T79" style:family="text">
      <style:text-properties fo:font-weight="bold" officeooo:rsid="006ebce8" style:font-weight-asian="bold" style:font-weight-complex="bold"/>
    </style:style>
    <style:style style:name="T80" style:family="text">
      <style:text-properties fo:font-weight="bold" officeooo:rsid="0017cc84" style:font-weight-asian="bold" style:font-weight-complex="bold"/>
    </style:style>
    <style:style style:name="T81" style:family="text">
      <style:text-properties fo:font-weight="normal" officeooo:rsid="0017cc84" style:font-weight-asian="normal" style:font-weight-complex="normal"/>
    </style:style>
    <style:style style:name="T82" style:family="text">
      <style:text-properties fo:font-weight="bold" officeooo:rsid="0017c825" style:font-weight-asian="bold" style:font-weight-complex="bold"/>
    </style:style>
    <style:style style:name="T83" style:family="text">
      <style:text-properties fo:font-weight="normal" officeooo:rsid="00057051" style:font-weight-asian="normal" style:font-weight-complex="normal"/>
    </style:style>
    <style:style style:name="T84" style:family="text">
      <style:text-properties fo:font-weight="normal" officeooo:rsid="0031c14f" style:font-weight-asian="normal" style:font-weight-complex="normal"/>
    </style:style>
    <style:style style:name="T85" style:family="text">
      <style:text-properties fo:font-weight="normal" officeooo:rsid="003298e2" style:font-weight-asian="normal" style:font-weight-complex="normal"/>
    </style:style>
    <style:style style:name="T86" style:family="text">
      <style:text-properties officeooo:rsid="002a6204"/>
    </style:style>
    <style:style style:name="T87" style:family="text">
      <style:text-properties fo:font-weight="normal" officeooo:rsid="002a6204" style:font-weight-asian="normal" style:font-weight-complex="normal"/>
    </style:style>
    <style:style style:name="T88" style:family="text">
      <style:text-properties officeooo:rsid="00298294"/>
    </style:style>
    <style:style style:name="T89" style:family="text">
      <style:text-properties officeooo:rsid="000e2a9d"/>
    </style:style>
    <style:style style:name="T90" style:family="text">
      <style:text-properties fo:font-weight="normal" officeooo:rsid="0026dddd" style:font-weight-asian="normal" style:font-weight-complex="normal"/>
    </style:style>
    <style:style style:name="T91" style:family="text">
      <style:text-properties fo:font-weight="normal" officeooo:rsid="00298294" style:font-weight-asian="normal" style:font-weight-complex="normal"/>
    </style:style>
    <style:style style:name="T92" style:family="text">
      <style:text-properties fo:font-weight="normal" officeooo:rsid="000e2a9d" style:font-weight-asian="normal" style:font-weight-complex="normal"/>
    </style:style>
    <style:style style:name="T93" style:family="text">
      <style:text-properties fo:font-weight="normal" officeooo:rsid="0070fd58" style:font-weight-asian="normal" style:font-weight-complex="normal"/>
    </style:style>
    <style:style style:name="T94"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95"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96" style:family="text">
      <style:text-properties fo:font-weight="normal" officeooo:rsid="000a60e7" style:font-weight-asian="normal" style:font-weight-complex="normal"/>
    </style:style>
    <style:style style:name="T97" style:family="text">
      <style:text-properties style:font-weight-complex="bold"/>
    </style:style>
    <style:style style:name="T98" style:family="text">
      <style:text-properties fo:font-variant="normal" fo:text-transform="none" style:text-line-through-style="none" style:text-line-through-type="none" style:text-position="0% 100%" fo:font-size="12pt" fo:font-style="normal" style:text-underline-style="none" fo:font-weight="normal" officeooo:rsid="00502cf3" style:font-size-asian="12pt" style:font-style-asian="normal" style:font-weight-asian="normal" style:font-size-complex="12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andipsinh Rathod</text:span><text:span text:style-name="T2"><text:line-break/> <text:s text:c="3"/></text:span></text:p>
      <text:p text:style-name="P2"><text:span text:style-name="T3"><text:tab/></text:span><text:a xlink:type="simple" xlink:href="mailto:sandip@ssdd.dev" text:style-name="Internet_20_link" text:visited-style-name="Visited_20_Internet_20_Link">sandip@ssdd.dev</text:a><text:span text:style-name="T3"> </text:span><text:span text:style-name="T4">| </text:span><text:a xlink:type="simple" xlink:href="http://github.com/ssddOnTop" text:style-name="Internet_20_link" text:visited-style-name="Visited_20_Internet_20_Link">github.com/ssddOnTop</text:a><text:span text:style-name="T3"> </text:span><text:span text:style-name="T4">| </text:span><text:span text:style-name="T5">Middletown</text:span><text:span text:style-name="T6">, </text:span><text:span text:style-name="T7">PA 17057</text:span></text:p>
      <text:p text:style-name="P3"><text:span text:style-name="T7"/></text:p>
      <text:p text:style-name="P4">Education</text:p>
      <text:p text:style-name="P5"><draw:custom-shape text:anchor-type="paragraph" draw:z-index="4" draw:name="Image1" draw:style-name="gr1" draw:text-style-name="P6"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7"><text:span text:style-name="T8">- Penn</text:span><text:span text:style-name="T9">sylvania</text:span><text:span text:style-name="T8"> State University</text:span><text:span text:style-name="T10"> <text:s text:c="97"/></text:span><text:span text:style-name="T11">Middletown PA</text:span><text:span text:style-name="T12"> <text:s text:c="3"/></text:span><text:span text:style-name="T10"><text:s text:c="40"/></text:span><text:span text:style-name="T12"><text:s text:c="82"/></text:span><text:span text:style-name="T10"><text:s text:c="36"/></text:span></text:p>
      <text:p text:style-name="P8"><text:span text:style-name="T13">B</text:span><text:span text:style-name="T14">achelor of Science of</text:span><text:span text:style-name="T13"> Computer Science <text:s text:c="55"/><text:line-break/></text:span><text:span text:style-name="T15">Expected Graduation: </text:span><text:span text:style-name="T16">Spring 202</text:span><text:span text:style-name="T17">6</text:span><text:span text:style-name="T18"> </text:span></text:p>
      <text:list text:style-name="L1">
        <text:list-item>
          <text:p text:style-name="P9"><text:span text:style-name="T19">Relevant Coursework:</text:span><text:span text:style-name="T20"> <text:s/></text:span><text:span text:style-name="T21">Formal Languages and Automata, Advanced Programming in C++</text:span></text:p>
        </text:list-item>
      </text:list>
      <text:p text:style-name="P10">- Nirma University</text:p>
      <text:p text:style-name="P11"><text:span text:style-name="T22">Ahmedabad</text:span><text:span text:style-name="T23">, </text:span><text:span text:style-name="T24">GJ, </text:span><text:span text:style-name="T25">India</text:span><text:span text:style-name="T23"> </text:span></text:p>
      <text:p text:style-name="P12"><text:span text:style-name="T12">B</text:span><text:span text:style-name="T26">achelor of Science of</text:span><text:span text:style-name="T12"> Computer Science <text:s text:c="55"/></text:span></text:p>
      <text:p text:style-name="P13"><text:span text:style-name="T27">Expected Graduation: </text:span><text:span text:style-name="T28">Spring 202</text:span><text:span text:style-name="T29">6</text:span><text:span text:style-name="T30"> <text:s/></text:span><text:span text:style-name="T12"><text:s text:c="72"/></text:span><text:span text:style-name="T31"><text:s text:c="30"/></text:span><text:span text:style-name="T12"><text:s text:c="43"/></text:span><text:span text:style-name="T31"><text:s text:c="50"/></text:span></text:p>
      <text:list text:style-name="L2">
        <text:list-item>
          <text:p text:style-name="P14"><text:span text:style-name="T19">Relevant Coursework:</text:span><text:span text:style-name="T20"> </text:span><text:span text:style-name="T32">Programming in </text:span><text:span text:style-name="T33">C, </text:span><text:span text:style-name="T34">Object Oriented Programming in Java, Linear Algebra, Data Structures and Algorithms, Introduction to Design and Analysis of Algorithms, Discrete Math, Digital Logic and Design, Computer Organi</text:span><text:span text:style-name="T35">z</text:span><text:span text:style-name="T34">ation and Architecture, </text:span><text:span text:style-name="T36">OS</text:span><text:span text:style-name="T34">, Principles of Software Development, </text:span><text:span text:style-name="T37">Introduction to Statistics</text:span></text:p>
        </text:list-item>
        <text:list-item>
          <text:p text:style-name="P15"><text:span text:style-name="T38">GPA:</text:span><text:span text:style-name="T39"> </text:span><text:span text:style-name="T40">8.</text:span><text:span text:style-name="T41">21</text:span></text:p>
        </text:list-item>
      </text:list>
      <text:p text:style-name="P16">Work Experience</text:p>
      <text:p text:style-name="P17"><draw:custom-shape text:anchor-type="paragraph" draw:z-index="0" draw:name="Image 1"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42"><text:s text:c="138"/></text:span><text:span text:style-name="T43">Tailcall </text:span><text:span text:style-name="T44">(</text:span><text:a xlink:type="simple" xlink:href="https://github.com/tailcallhq/tailcall" text:style-name="Internet_20_link" text:visited-style-name="Visited_20_Internet_20_Link"><text:span text:style-name="T45">link</text:span></text:a><text:span text:style-name="T44">)</text:span><text:span text:style-name="T46"><text:line-break/>Role:</text:span><text:span text:style-name="T47"> </text:span><text:span text:style-name="T48">Developer And </text:span><text:span text:style-name="T47">o</text:span><text:span text:style-name="T48">pen-source Contributor</text:span></text:p>
      <text:p text:style-name="P18"><text:span text:style-name="T47">December</text:span><text:span text:style-name="T49"> </text:span><text:span text:style-name="T48">2024 – </text:span><text:span text:style-name="T47">January 2024</text:span></text:p>
      <text:p text:style-name="P19"><text:span text:style-name="T46">A</text:span><text:span text:style-name="T50">bout Tailcall</text:span><text:span text:style-name="T51">: it </text:span><text:span text:style-name="T52">is the modern GraphQL runtime which helps to Swiftly design and ship best-practice GraphQL backends atop existing data sources and APIs.</text:span></text:p>
      <text:p text:style-name="P20"><text:span text:style-name="T53">Achievements/Tasks (</text:span><text:span text:style-name="T54">not in any specific </text:span><text:span text:style-name="T53">order)</text:span><text:span text:style-name="T52">:</text:span></text:p>
      <text:p text:style-name="P18"><text:span text:style-name="T47">- </text:span><text:span text:style-name="T52">Abstracted code such that Tailcall can </text:span><text:span text:style-name="T53">support almost any platform</text:span><text:span text:style-name="T52">.</text:span></text:p>
      <text:p text:style-name="P18"><text:span text:style-name="T47">- Brought </text:span><text:span text:style-name="T46">custom scalars</text:span><text:span text:style-name="T47"> support to Tailcall </text:span><text:span text:style-name="T55">(</text:span><text:a xlink:type="simple" xlink:href="https://github.com/tailcallhq/tailcall/issues/1214" text:style-name="Internet_20_link" text:visited-style-name="Visited_20_Internet_20_Link">#1214</text:a><text:span text:style-name="T55">)</text:span></text:p>
      <text:p text:style-name="P18"><text:span text:style-name="T47">- Brought </text:span><text:span text:style-name="T46">gRPC reflection support </text:span><text:span text:style-name="T55">(</text:span><text:a xlink:type="simple" xlink:href="https://github.com/tailcallhq/tailcall/pull/1647" text:style-name="Internet_20_link" text:visited-style-name="Visited_20_Internet_20_Link">#1647</text:a><text:span text:style-name="T55">)</text:span></text:p>
      <text:p text:style-name="P18"><text:span text:style-name="T47">- Brought </text:span><text:span text:style-name="T46">Cloudflare Workers support</text:span><text:span text:style-name="T47"> (and hence </text:span><text:span text:style-name="T46">WASM support</text:span><text:span text:style-name="T47">) </text:span><text:span text:style-name="T55">(</text:span><text:a xlink:type="simple" xlink:href="https://github.com/tailcallhq/tailcall/issues/750" text:style-name="Internet_20_link" text:visited-style-name="Visited_20_Internet_20_Link">issue#750</text:a><text:span text:style-name="T55">)</text:span></text:p>
      <text:p text:style-name="P18">- Added (fixed) <text:span text:style-name="T56">JWT support for WASM </text:span><text:span text:style-name="T57">(</text:span><text:a xlink:type="simple" xlink:href="https://github.com/tailcallhq/tailcall/pull/987" text:style-name="Internet_20_link" text:visited-style-name="Visited_20_Internet_20_Link"><text:span text:style-name="T57">#987</text:span></text:a><text:span text:style-name="T57">)</text:span></text:p>
      <text:p text:style-name="P18">- Added <text:span text:style-name="T56">Integration tests </text:span>for WASM using Miniflare <text:span text:style-name="T58">(</text:span><text:a xlink:type="simple" xlink:href="https://github.com/tailcallhq/tailcall/pull/1016" text:style-name="Internet_20_link" text:visited-style-name="Visited_20_Internet_20_Link"><text:span text:style-name="T58">#1016</text:span></text:a><text:span text:style-name="T58">)</text:span></text:p>
      <text:p text:style-name="P21">- Added feature to <text:span text:style-name="T56">autogenerate Tailcall's config</text:span> from <text:span text:style-name="T56">Protobuf <text:line-break/> <text:s/></text:span><text:span text:style-name="T59">and resolve ambiguous types </text:span><text:span text:style-name="T57">(</text:span><text:a xlink:type="simple" xlink:href="https://github.com/tailcallhq/tailcall/issues/1533" text:style-name="Internet_20_link" text:visited-style-name="Visited_20_Internet_20_Link"><text:span text:style-name="T57">#1533</text:span></text:a><text:span text:style-name="T57">, </text:span><text:a xlink:type="simple" xlink:href="https://github.com/tailcallhq/tailcall/issues/1870" text:style-name="Internet_20_link" text:visited-style-name="Visited_20_Internet_20_Link"><text:span text:style-name="T57">#1870</text:span></text:a><text:span text:style-name="T57">)</text:span></text:p>
      <text:p text:style-name="P18">- Brought the ability to load Tailcall config <text:span text:style-name="T56">files over HTTP </text:span><text:span text:style-name="T57">(</text:span><text:a xlink:type="simple" xlink:href="https://github.com/tailcallhq/tailcall/issues/609" text:style-name="Internet_20_link" text:visited-style-name="Visited_20_Internet_20_Link"><text:span text:style-name="T57">#609</text:span></text:a><text:span text:style-name="T57">)</text:span></text:p>
      <text:p text:style-name="P18">- Added <text:span text:style-name="T56">in-memory Entity cach</text:span><text:span text:style-name="T60">e</text:span> for WASM <text:span text:style-name="T58">(</text:span><text:a xlink:type="simple" xlink:href="https://github.com/tailcallhq/tailcall/pull/966" text:style-name="Internet_20_link" text:visited-style-name="Visited_20_Internet_20_Link"><text:span text:style-name="T58">#966</text:span></text:a><text:span text:style-name="T58">)</text:span></text:p>
      <text:p text:style-name="P18"><text:soft-page-break/>- Added TargetRuntime to specify all abstracted IOs and easily store it for Application Context</text:p>
      <text:p text:style-name="P18">- Add<text:span text:style-name="T61">ed</text:span> proper<text:span text:style-name="T56"> enum support with validation</text:span> for Tailcall config and gRPC (Protobuf) <text:span text:style-name="T58">(</text:span><text:a xlink:type="simple" xlink:href="https://github.com/tailcallhq/tailcall/pull/1537" text:style-name="Internet_20_link" text:visited-style-name="Visited_20_Internet_20_Link"><text:span text:style-name="T58">#1537</text:span></text:a><text:span text:style-name="T58">)</text:span></text:p>
      <text:p text:style-name="P18">- Add<text:span text:style-name="T61">ed</text:span> <text:span text:style-name="T56">Jq support</text:span> (but the idea was dropped due to poor performance of Jq) <text:span text:style-name="T58">(</text:span><text:a xlink:type="simple" xlink:href="https://github.com/tailcallhq/tailcall/pull/1801" text:style-name="Internet_20_link" text:visited-style-name="Visited_20_Internet_20_Link"><text:span text:style-name="T58">#1801</text:span></text:a><text:span text:style-name="T58">, </text:span><text:a xlink:type="simple" xlink:href="https://github.com/tailcallhq/tailcall/issues/1321#issuecomment-2094755321" text:style-name="Internet_20_link" text:visited-style-name="Visited_20_Internet_20_Link"><text:span text:style-name="T58">related comment</text:span></text:a><text:span text:style-name="T58">)</text:span></text:p>
      <text:p text:style-name="P18">- <text:span text:style-name="T62">I</text:span><text:span text:style-name="T56">mproved performance for N + 1 detection in </text:span><text:span text:style-name="T63">GraphQL</text:span><text:span text:style-name="T56"> schema</text:span> by <text:span text:style-name="T62">Dynamic Programming</text:span><text:span text:style-name="T61"> (DP) which </text:span><text:span text:style-name="T62">reduced the detection time</text:span><text:span text:style-name="T61"> from </text:span><text:span text:style-name="T62">several hours</text:span><text:span text:style-name="T61"> to just </text:span><text:span text:style-name="T62">a few seconds</text:span><text:span text:style-name="T61">! </text:span><text:span text:style-name="T58">(</text:span><text:a xlink:type="simple" xlink:href="https://github.com/tailcallhq/tailcall/pull/2610" text:style-name="Internet_20_link" text:visited-style-name="Visited_20_Internet_20_Link"><text:span text:style-name="T58">#2610</text:span></text:a><text:span text:style-name="T58">)</text:span></text:p>
      <text:p text:style-name="P18">- <text:span text:style-name="T59">Introduced JIT (Just In Time) compilation</text:span><text:span text:style-name="T58"> for </text:span><text:span text:style-name="T59">GraphQL </text:span><text:span text:style-name="T58">queries.</text:span> <text:span text:style-name="T58">(</text:span><text:a xlink:type="simple" xlink:href="https://github.com/tailcallhq/tailcall/pull/2090" text:style-name="Internet_20_link" text:visited-style-name="Visited_20_Internet_20_Link"><text:span text:style-name="T58">issue#2090</text:span></text:a><text:span text:style-name="T58">)</text:span></text:p>
      <text:p text:style-name="P18"><text:span text:style-name="T64"/></text:p>
      <text:p text:style-name="P22"><text:span text:style-name="T65">R</text:span>ust Github Workflow (<text:a xlink:type="simple" xlink:href="https://github.com/tailcallhq/gh-workflow" text:style-name="Internet_20_link" text:visited-style-name="Visited_20_Internet_20_Link">link</text:a>)</text:p>
      <text:p text:style-name="P23"><text:span text:style-name="T46">Role:</text:span><text:span text:style-name="T47"> </text:span><text:span text:style-name="T48">Developer </text:span><text:span text:style-name="T66">and </text:span><text:span text:style-name="T67">core contributor</text:span><text:span text:style-name="T66">.</text:span></text:p>
      <text:p text:style-name="P24"><text:span text:style-name="T46">A</text:span><text:span text:style-name="T67">bout the project</text:span><text:span text:style-name="T66">: It </text:span><text:span text:style-name="T52">is a library that allows developers to write GitHub Actions in Rust. It empowers you to automate, manage, and improve your CI/CD pipelines in a type-safe manner.</text:span></text:p>
      <text:p text:style-name="P25"><text:span text:style-name="T68"/></text:p>
      <text:p text:style-name="P25"><text:span text:style-name="T68">W</text:span><text:span text:style-name="T69">hy was this project developed?</text:span></text:p>
      <text:p text:style-name="P25"><text:span text:style-name="T64">T</text:span><text:span text:style-name="T70">ailcall had over 1.7k lines for GitHub CI, and we were facing a lot of problems to maintain it. So we created this Rust dependency be able to ensure </text:span>Type Safety for <text:span text:style-name="T70">GitHub CI.</text:span></text:p>
      <text:p text:style-name="P26"><text:span text:style-name="T64"/></text:p>
      <text:p text:style-name="P27"><text:span text:style-name="T71">Projects</text:span></text:p>
      <text:p text:style-name="P28"><draw:custom-shape text:anchor-type="paragraph" draw:z-index="2" draw:name="Image 3"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29">Not Related to Coursework:</text:p>
      <text:list text:style-name="L3">
        <text:list-item>
          <text:p text:style-name="P30">Made <text:span text:style-name="T56">Augmented Reality </text:span><text:span text:style-name="T70">game of dinosaurs in 2017 (at the age of 15).</text:span></text:p>
        </text:list-item>
        <text:list-item>
          <text:p text:style-name="P31">Published first app (which was an App Lock) in 2018 on PlayStore which gained over 10k active users in just 6 months.</text:p>
        </text:list-item>
      </text:list>
      <text:list text:style-name="L4">
        <text:list-item>
          <text:p text:style-name="P32"><text:span text:style-name="T70">In 20</text:span><text:span text:style-name="T72">20</text:span><text:span text:style-name="T70">, I made a</text:span> NoSQL DB <text:span text:style-name="T70">in Java.</text:span> <text:span text:style-name="T70">The motivation behind this project was to beat the performance of Firebase’s NoSQL DB. </text:span><text:span text:style-name="T73">As a result, the server was a bit faster. </text:span><text:span text:style-name="T70">However it was a complete failure in terms of correctness and it was poorly structured and devoid of tests.</text:span></text:p>
        </text:list-item>
        <text:list-item>
          <text:p text:style-name="P33">I developed interest in backend services and I maintained a “homelab” using an old laptop for a few years. I heavily used KVM and Docker to ensure security and to avoid exposing actual hardware to the internet. I used some Cloudflare services as proxy atop of that.</text:p>
        </text:list-item>
        <text:list-item>
          <text:p text:style-name="P33">I hosted an Email server, personal git server, personal backup server, personal VPN which further tunnels to another VPS, etc. And all of the services were seperated as microservices in order to avoid any downtimes caused by single service. Along with this I gained a huge experience with Nginx. All the services were either served using Nginx or its reverse proxy. </text:p>
        </text:list-item>
        <text:list-item>
          <text:p text:style-name="P33">Then I added another “server” (a desktop) to different location. It was a bit more powerful then the older server, however I was facing some challenges <text:soft-page-break/>as there was no way to get a static IP from ISP. So again I used Nginx and Cloudflare to tackle the problem and interlink both of the servers for backup.</text:p>
        </text:list-item>
        <text:list-item>
          <text:p text:style-name="P34"><text:span text:style-name="T70">Later in December 2023, I participated and </text:span>won $2300 bounty<text:span text:style-name="T70"> to integrate WASM for Tailcall (as mentioned above in work experience).</text:span></text:p>
        </text:list-item>
      </text:list>
      <text:p text:style-name="P35">Related to Coursework:</text:p>
      <text:list text:style-name="L5">
        <text:list-item>
          <text:p text:style-name="P36">Learning Management System <text:span text:style-name="T74">(</text:span><text:a xlink:type="simple" xlink:href="https://github.com/ssddOnTop/lms" text:style-name="Internet_20_link" text:visited-style-name="Visited_20_Internet_20_Link"><text:span text:style-name="T74">LMS</text:span></text:a><text:span text:style-name="T74">)</text:span></text:p>
          <text:p text:style-name="P37">- <text:span text:style-name="T75">It was a group project for </text:span><text:span text:style-name="T76">Principles of Software Development course.</text:span></text:p>
          <text:p text:style-name="P37">- <text:span text:style-name="T75">The server was </text:span><text:span text:style-name="T77">Developed using </text:span><text:span text:style-name="T78">Rust</text:span><text:span text:style-name="T77"> and </text:span><text:span text:style-name="T78">NoSQL.</text:span></text:p>
          <text:p text:style-name="P38"><text:span text:style-name="T79">- </text:span>LMS <text:span text:style-name="T75">server </text:span>can allow assignment submission, grade display, notes display and announcement notification.</text:p>
          <text:p text:style-name="P38">- <text:span text:style-name="T75">It was built in 3 days with over 9k lines of code.</text:span></text:p>
          <text:p text:style-name="P38">- <text:span text:style-name="T75">It achieved </text:span><text:span text:style-name="T80">100% codecoverage in </text:span><text:span text:style-name="T81">critical parts of code like authentication. With </text:span><text:span text:style-name="T80">overall</text:span><text:span text:style-name="T81"> </text:span><text:span text:style-name="T80">89% code coverage.</text:span></text:p>
        </text:list-item>
        <text:list-item>
          <text:p text:style-name="P39">Find K-mers in fasta files</text:p>
          <text:p text:style-name="P40"><text:span text:style-name="T56">- </text:span><text:span text:style-name="T70">Under Mrs Swati Manekar, Associate professor at Nirma University, I contributed to her research by reweiting the existing C++ code to Rust and by improving performance by 3x for searching K-mers as substring in Fasta files.</text:span></text:p>
          <text:p text:style-name="P38"><text:span text:style-name="T82"/></text:p>
        </text:list-item>
      </text:list>
      <text:p text:style-name="P41">Technical Skills</text:p>
      <text:p text:style-name="P28"><draw:custom-shape text:anchor-type="paragraph" draw:z-index="1" draw:name="Image 2"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42"><text:s text:c="11"/>Programming Languages:<text:span text:style-name="T70"> </text:span><text:span text:style-name="T83">Rust, Java, </text:span><text:span text:style-name="T70">C++, C </text:span><text:span text:style-name="T84">, Bash, HTML, CSS, Javascript, </text:span><text:span text:style-name="T85">Matlab</text:span></text:p>
      <text:p text:style-name="P43"><text:span text:style-name="T85"><text:s text:c="12"/></text:span><text:span text:style-name="T86">Industrial Level Programming:</text:span><text:span text:style-name="T85"> </text:span><text:span text:style-name="T87">Code maintainablity and archetecture, Scalabilty, Collaborative programming, Code testing and coverage, Code review, Documentation</text:span><text:span text:style-name="T85"> <text:s text:c="10"/></text:span></text:p>
      <text:p text:style-name="P44"><text:s text:c="11"/><text:span text:style-name="T88">O</text:span><text:span text:style-name="T89">ther skills</text:span>: <text:span text:style-name="T70">Git, Github, </text:span><text:span text:style-name="T90">End-to-end Encryption (E2EE)</text:span><text:span text:style-name="T70">, </text:span><text:span text:style-name="T91">JSON, GraphQL, </text:span><text:span text:style-name="T87">REST APIs,</text:span><text:span text:style-name="T91"> </text:span><text:span text:style-name="T87">various DBMS, </text:span><text:span text:style-name="T70">Docker, </text:span><text:span text:style-name="T92">DSA, KVMs, fairly good at basic network security</text:span></text:p>
      <text:p text:style-name="P44"><text:span text:style-name="T93"/></text:p>
      <text:p text:style-name="P45">Extra Curricular</text:p>
      <text:p text:style-name="P41"><draw:custom-shape text:anchor-type="paragraph" draw:z-index="3" draw:name="Image 5"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46"><text:span text:style-name="T94">Codeforces: </text:span><text:span text:style-name="T95">rating of </text:span><text:span text:style-name="T70">1776, </text:span><text:span text:style-name="T96">ranked top 8.5k on </text:span><text:span text:style-name="T90">C</text:span><text:span text:style-name="T96">odeforces</text:span></text:p>
      <text:p text:style-name="P47"><text:span text:style-name="T70"/></text:p>
      <text:p text:style-name="P48"><text:span text:style-name="T97">Languages: </text:span><text:span text:style-name="T98">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11-23T12:50:12.605881159</dc:date>
    <meta:editing-duration>PT9H50M29S</meta:editing-duration>
    <meta:editing-cycles>44</meta:editing-cycles>
    <meta:generator>LibreOffice/24.8.3.2$Linux_X86_64 LibreOffice_project/480$Build-2</meta:generator>
    <meta:document-statistic meta:table-count="0" meta:image-count="0" meta:object-count="0" meta:page-count="3" meta:paragraph-count="64" meta:word-count="869" meta:character-count="6396" meta:non-whitespace-character-count="4564"/>
  </office:meta>
</office:document-meta>
</file>